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of="urn:oasis:names:tc:opendocument:xmlns:of:1.2" xmlns:config="urn:oasis:names:tc:opendocument:xmlns:config:1.0" xmlns:ooo="http://openoffice.org/2004/office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of="urn:oasis:names:tc:opendocument:xmlns:of:1.2" xmlns:config="urn:oasis:names:tc:opendocument:xmlns:config:1.0" xmlns:ooo="http://openoffice.org/2004/office" xmlns:manifest="urn:oasis:names:tc:opendocument:xmlns:manifest:1.0" office:version="1.2">
  <office:automatic-styles>
    <style:style style:name="header" style:family="table-cell" style:display-name="header">
      <style:text-properties fo:font-weight="bold" fo:color="#FFFFFF"/>
      <style:table-cell-properties fo:background-color="#2C3E50" style:cell-protect="protected"/>
    </style:style>
    <style:style style:name="editable" style:family="table-cell" style:display-name="editable">
      <style:table-cell-properties style:cell-protect="none"/>
    </style:style>
    <style:style style:name="gray" style:family="table-cell" style:display-name="gray">
      <style:table-cell-properties fo:background-color="#E0E0E0" style:cell-protect="protected"/>
    </style:style>
    <style:style style:name="coverage_data" style:family="table-cell" style:display-name="coverage_data">
      <style:table-cell-properties fo:background-color="#C6EFCE" style:cell-protect="protected"/>
    </style:style>
    <style:style style:name="coverage_empty" style:family="table-cell" style:display-name="coverage_empty">
      <style:table-cell-properties style:cell-protect="protected"/>
    </style:style>
    <style:style style:name="param_label" style:family="table-cell" style:display-name="param_label">
      <style:text-properties fo:font-weight="bold"/>
      <style:table-cell-properties fo:background-color="#E0E0E0" style:cell-protect="protected"/>
    </style:style>
    <style:style style:name="param_value" style:family="table-cell" style:display-name="param_value">
      <style:table-cell-properties style:cell-protect="none"/>
    </style:style>
  </office:automatic-styles>
  <office:body>
    <office:spreadsheet>
      <table:table table:name="Seasons" table:protected="true" table:protection-key="">
        <table:table-row>
          <table:table-cell table:style-name="header">
            <text:p>season_code</text:p>
          </table:table-cell>
          <table:table-cell table:style-name="header">
            <text:p>dt_start</text:p>
          </table:table-cell>
          <table:table-cell table:style-name="header">
            <text:p>dt_end</text:p>
          </table:table-cell>
          <table:table-cell table:style-name="header">
            <text:p>bool_active</text:p>
          </table:table-cell>
          <table:table-cell table:style-name="header">
            <text:p>ppw_best_count</text:p>
          </table:table-cell>
          <table:table-cell table:style-name="header">
            <text:p>ppw_total_rounds</text:p>
          </table:table-cell>
          <table:table-cell table:style-name="header">
            <text:p>mpw_multiplier</text:p>
          </table:table-cell>
          <table:table-cell table:style-name="header">
            <text:p>pew_best_count</text:p>
          </table:table-cell>
          <table:table-cell table:style-name="header">
            <text:p>mew_multiplier</text:p>
          </table:table-cell>
          <table:table-cell table:style-name="header">
            <text:p>msw_multiplier</text:p>
          </table:table-cell>
          <table:table-cell table:style-name="header">
            <text:p>import_log</text:p>
          </table:table-cell>
        </table:table-row>
        <table:table-row>
          <table:table-cell table:style-name="editable">
            <text:p>SPWS-2023-2024</text:p>
          </table:table-cell>
          <table:table-cell table:style-name="editable">
            <text:p>2023-09-01</text:p>
          </table:table-cell>
          <table:table-cell table:style-name="editable">
            <text:p>2024-08-31</text:p>
          </table:table-cell>
          <table:table-cell table:style-name="editable">
            <text:p>FALSE</text:p>
          </table:table-cell>
          <table:table-cell table:style-name="editable">
            <text:p>4</text:p>
          </table:table-cell>
          <table:table-cell table:style-name="editable">
            <text:p>8</text:p>
          </table:table-cell>
          <table:table-cell table:style-name="editable">
            <text:p>1.2</text:p>
          </table:table-cell>
          <table:table-cell table:style-name="editable">
            <text:p>3</text:p>
          </table:table-cell>
          <table:table-cell table:style-name="editable">
            <text:p>2.0</text:p>
          </table:table-cell>
          <table:table-cell table:style-name="editable">
            <text:p>2.0</text:p>
          </table:table-cell>
          <table:table-cell table:style-name="editable">
            <text:p>Historical season — fully imported</text:p>
          </table:table-cell>
        </table:table-row>
        <table:table-row>
          <table:table-cell table:style-name="editable">
            <text:p>SPWS-2024-2025</text:p>
          </table:table-cell>
          <table:table-cell table:style-name="editable">
            <text:p>2024-09-01</text:p>
          </table:table-cell>
          <table:table-cell table:style-name="editable">
            <text:p>2025-08-31</text:p>
          </table:table-cell>
          <table:table-cell table:style-name="editable">
            <text:p>TRUE</text:p>
          </table:table-cell>
          <table:table-cell table:style-name="editable">
            <text:p>4</text:p>
          </table:table-cell>
          <table:table-cell table:style-name="editable">
            <text:p>5</text:p>
          </table:table-cell>
          <table:table-cell table:style-name="editable">
            <text:p>1.2</text:p>
          </table:table-cell>
          <table:table-cell table:style-name="editable">
            <text:p>3</text:p>
          </table:table-cell>
          <table:table-cell table:style-name="editable">
            <text:p>2.0</text:p>
          </table:table-cell>
          <table:table-cell table:style-name="editable">
            <text:p>2.0</text:p>
          </table:table-cell>
          <table:table-cell table:style-name="editable">
            <text:p>Current season — PP4/PP5 added</text:p>
          </table:table-cell>
        </table:table-row>
        <table:table-row>
          <table:table-cell table:style-name="editable">
            <text:p>SPWS-2025-2026</text:p>
          </table:table-cell>
          <table:table-cell table:style-name="editable">
            <text:p>2025-09-01</text:p>
          </table:table-cell>
          <table:table-cell table:style-name="editable">
            <text:p>2026-08-31</text:p>
          </table:table-cell>
          <table:table-cell table:style-name="editable">
            <text:p>FALSE</text:p>
          </table:table-cell>
          <table:table-cell table:style-name="editable">
            <text:p>4</text:p>
          </table:table-cell>
          <table:table-cell table:style-name="editable">
            <text:p>5</text:p>
          </table:table-cell>
          <table:table-cell table:style-name="editable">
            <text:p>1.2</text:p>
          </table:table-cell>
          <table:table-cell table:style-name="editable">
            <text:p>3</text:p>
          </table:table-cell>
          <table:table-cell table:style-name="editable">
            <text:p>2.0</text:p>
          </table:table-cell>
          <table:table-cell table:style-name="editable">
            <text:p>2.0</text:p>
          </table:table-cell>
          <table:table-cell table:style-name="editable">
            <text:p>PP3 LOST; PP1+PP2 from FTL scrape</text:p>
          </table:table-cell>
        </table:table-row>
      </table:table>
      <table:table table:name="Fencers" table:protected="true" table:protection-key="">
        <table:table-row>
          <table:table-cell table:style-name="param_label">
            <text:p>auto_match_threshold</text:p>
          </table:table-cell>
          <table:table-cell table:style-name="param_value">
            <text:p>90</text:p>
          </table:table-cell>
        </table:table-row>
        <table:table-row>
          <table:table-cell table:style-name="param_label">
            <text:p>pending_threshold</text:p>
          </table:table-cell>
          <table:table-cell table:style-name="param_value">
            <text:p>50</text:p>
          </table:table-cell>
        </table:table-row>
        <table:table-row>
          <table:table-cell table:style-name="param_label">
            <text:p>use_diacritic_folding</text:p>
          </table:table-cell>
          <table:table-cell table:style-name="param_value">
            <text:p>TRUE</text:p>
          </table:table-cell>
        </table:table-row>
        <table:table-row>
          <table:table-cell table:style-name="param_label">
            <text:p>use_token_set_ratio</text:p>
          </table:table-cell>
          <table:table-cell table:style-name="param_value">
            <text:p>TRUE</text:p>
          </table:table-cell>
        </table:table-row>
        <table:table-row/>
        <table:table-row>
          <table:table-cell table:style-name="header">
            <text:p>id</text:p>
          </table:table-cell>
          <table:table-cell table:style-name="header">
            <text:p>surname</text:p>
          </table:table-cell>
          <table:table-cell table:style-name="header">
            <text:p>first_name</text:p>
          </table:table-cell>
          <table:table-cell table:style-name="header">
            <text:p>birth_year</text:p>
          </table:table-cell>
          <table:table-cell table:style-name="header">
            <text:p>birth_year_source</text:p>
          </table:table-cell>
          <table:table-cell table:style-name="header">
            <text:p>club</text:p>
          </table:table-cell>
          <table:table-cell table:style-name="header">
            <text:p>nationality</text:p>
          </table:table-cell>
          <table:table-cell table:style-name="header">
            <text:p>match_status</text:p>
          </table:table-cell>
          <table:table-cell table:style-name="header">
            <text:p>source_note</text:p>
          </table:table-cell>
        </table:table-row>
        <table:table-row>
          <table:table-cell table:style-name="editable">
            <text:p>1</text:p>
          </table:table-cell>
          <table:table-cell table:style-name="editable">
            <text:p>KOWALSKI</text:p>
          </table:table-cell>
          <table:table-cell table:style-name="editable">
            <text:p>Jan</text:p>
          </table:table-cell>
          <table:table-cell table:style-name="editable">
            <text:p>1970</text:p>
          </table:table-cell>
          <table:table-cell table:style-name="editable">
            <text:p>EXACT</text:p>
          </table:table-cell>
          <table:table-cell table:style-name="editable">
            <text:p>WKS Wawel Kraków</text:p>
          </table:table-cell>
          <table:table-cell table:style-name="editable">
            <text:p>PL</text:p>
          </table:table-cell>
          <table:table-cell table:style-name="editable">
            <text:p>CONFIRMED</text:p>
          </table:table-cell>
          <table:table-cell table:style-name="editable">
            <text:p>seed_tbl_fencer.sql</text:p>
          </table:table-cell>
        </table:table-row>
        <table:table-row>
          <table:table-cell table:style-name="editable">
            <text:p>2</text:p>
          </table:table-cell>
          <table:table-cell table:style-name="editable">
            <text:p>NOWAKOWSKA-WIŚNIEWSKA</text:p>
          </table:table-cell>
          <table:table-cell table:style-name="editable">
            <text:p>Anna</text:p>
          </table:table-cell>
          <table:table-cell table:style-name="editable">
            <text:p>1975</text:p>
          </table:table-cell>
          <table:table-cell table:style-name="editable">
            <text:p>EXACT</text:p>
          </table:table-cell>
          <table:table-cell table:style-name="editable">
            <text:p>AZS AWF Warszawa</text:p>
          </table:table-cell>
          <table:table-cell table:style-name="editable">
            <text:p>PL</text:p>
          </table:table-cell>
          <table:table-cell table:style-name="editable">
            <text:p>CONFIRMED</text:p>
          </table:table-cell>
          <table:table-cell table:style-name="editable">
            <text:p>seed_tbl_fencer.sql</text:p>
          </table:table-cell>
        </table:table-row>
        <table:table-row>
          <table:table-cell table:style-name="editable">
            <text:p>3</text:p>
          </table:table-cell>
          <table:table-cell table:style-name="editable">
            <text:p>BŁAŻEJEWSKI</text:p>
          </table:table-cell>
          <table:table-cell table:style-name="editable">
            <text:p>Krzysztof</text:p>
          </table:table-cell>
          <table:table-cell table:style-name="editable">
            <text:p>1968</text:p>
          </table:table-cell>
          <table:table-cell table:style-name="editable">
            <text:p>ESTIMATED</text:p>
          </table:table-cell>
          <table:table-cell table:style-name="editable">
            <text:p>KS Szpada Wrocław</text:p>
          </table:table-cell>
          <table:table-cell table:style-name="editable">
            <text:p>PL</text:p>
          </table:table-cell>
          <table:table-cell table:style-name="editable">
            <text:p>FUZZY_85</text:p>
          </table:table-cell>
          <table:table-cell table:style-name="editable">
            <text:p>SZPADA-2-2024-2025.xlsx PP3</text:p>
          </table:table-cell>
        </table:table-row>
        <table:table-row>
          <table:table-cell table:style-name="editable">
            <text:p>4</text:p>
          </table:table-cell>
          <table:table-cell table:style-name="editable">
            <text:p>DĄBROWSKI</text:p>
          </table:table-cell>
          <table:table-cell table:style-name="editable">
            <text:p>Łukasz</text:p>
          </table:table-cell>
          <table:table-cell table:style-name="editable">
            <text:p>1972</text:p>
          </table:table-cell>
          <table:table-cell table:style-name="editable">
            <text:p>ESTIMATED</text:p>
          </table:table-cell>
          <table:table-cell table:style-name="editable">
            <text:p>UKS Atena Gdańsk</text:p>
          </table:table-cell>
          <table:table-cell table:style-name="editable">
            <text:p>PL</text:p>
          </table:table-cell>
          <table:table-cell table:style-name="editable">
            <text:p>NEW</text:p>
          </table:table-cell>
          <table:table-cell table:style-name="editable">
            <text:p>PP4 XML auto-created</text:p>
          </table:table-cell>
        </table:table-row>
        <table:table-row>
          <table:table-cell table:style-name="editable">
            <text:p>5</text:p>
          </table:table-cell>
          <table:table-cell table:style-name="editable">
            <text:p>ZIĘBA</text:p>
          </table:table-cell>
          <table:table-cell table:style-name="editable">
            <text:p>Małgorzata</text:p>
          </table:table-cell>
          <table:table-cell table:style-name="editable">
            <text:p>1980</text:p>
          </table:table-cell>
          <table:table-cell table:style-name="editable">
            <text:p>EXACT</text:p>
          </table:table-cell>
          <table:table-cell table:style-name="editable">
            <text:p>RMKS Rybnik</text:p>
          </table:table-cell>
          <table:table-cell table:style-name="editable">
            <text:p>PL</text:p>
          </table:table-cell>
          <table:table-cell table:style-name="editable">
            <text:p>AMBIGUOUS</text:p>
          </table:table-cell>
          <table:table-cell table:style-name="editable">
            <text:p>seed_tbl_fencer.sql</text:p>
          </table:table-cell>
        </table:table-row>
      </table:table>
      <table:table table:name="Events" table:protected="true" table:protection-key="">
        <table:table-row>
          <table:table-cell table:style-name="header">
            <text:p>event_code</text:p>
          </table:table-cell>
          <table:table-cell table:style-name="header">
            <text:p>event_prefix</text:p>
          </table:table-cell>
          <table:table-cell table:style-name="header">
            <text:p>name</text:p>
          </table:table-cell>
          <table:table-cell table:style-name="header">
            <text:p>season_code</text:p>
          </table:table-cell>
          <table:table-cell table:style-name="header">
            <text:p>organizer</text:p>
          </table:table-cell>
          <table:table-cell table:style-name="header">
            <text:p>location</text:p>
          </table:table-cell>
          <table:table-cell table:style-name="header">
            <text:p>country</text:p>
          </table:table-cell>
          <table:table-cell table:style-name="header">
            <text:p>dt_start</text:p>
          </table:table-cell>
          <table:table-cell table:style-name="header">
            <text:p>dt_end</text:p>
          </table:table-cell>
          <table:table-cell table:style-name="header">
            <text:p>status</text:p>
          </table:table-cell>
          <table:table-cell table:style-name="header">
            <text:p>url_event</text:p>
          </table:table-cell>
          <table:table-cell table:style-name="header">
            <text:p>url_invitation</text:p>
          </table:table-cell>
          <table:table-cell table:style-name="header">
            <text:p>entry_fee</text:p>
          </table:table-cell>
          <table:table-cell table:style-name="header">
            <text:p>currency</text:p>
          </table:table-cell>
          <table:table-cell table:style-name="header">
            <text:p>discrepancy_note</text:p>
          </table:table-cell>
        </table:table-row>
        <table:table-row>
          <table:table-cell table:style-name="gray" table:formula="of:=CONCAT([.B2];&quot;-&quot;;[.D2])">
            <text:p>PP1-SPWS-2024-2025</text:p>
          </table:table-cell>
          <table:table-cell table:style-name="editable">
            <text:p>PP1</text:p>
          </table:table-cell>
          <table:table-cell table:style-name="editable">
            <text:p>I Puchar Polski Weteranów</text:p>
          </table:table-cell>
          <table:table-cell table:style-name="editable">
            <text:p>SPWS-2024-2025</text:p>
          </table:table-cell>
          <table:table-cell table:style-name="editable">
            <text:p>SPWS</text:p>
          </table:table-cell>
          <table:table-cell table:style-name="editable">
            <text:p>Kraków</text:p>
          </table:table-cell>
          <table:table-cell table:style-name="editable">
            <text:p>PL</text:p>
          </table:table-cell>
          <table:table-cell table:style-name="editable">
            <text:p>2024-10-12</text:p>
          </table:table-cell>
          <table:table-cell table:style-name="editable">
            <text:p>2024-10-13</text:p>
          </table:table-cell>
          <table:table-cell table:style-name="editable">
            <text:p>COMPLETED</text:p>
          </table:table-cell>
          <table:table-cell table:style-name="editable">
            <text:p/>
          </table:table-cell>
          <table:table-cell table:style-name="editable">
            <text:p/>
          </table:table-cell>
          <table:table-cell table:style-name="editable">
            <text:p>80</text:p>
          </table:table-cell>
          <table:table-cell table:style-name="editable">
            <text:p>PLN</text:p>
          </table:table-cell>
          <table:table-cell table:style-name="editable">
            <text:p/>
          </table:table-cell>
        </table:table-row>
        <table:table-row>
          <table:table-cell table:style-name="gray" table:formula="of:=CONCAT([.B3];&quot;-&quot;;[.D3])">
            <text:p>PP2-SPWS-2024-2025</text:p>
          </table:table-cell>
          <table:table-cell table:style-name="editable">
            <text:p>PP2</text:p>
          </table:table-cell>
          <table:table-cell table:style-name="editable">
            <text:p>II Puchar Polski Weteranów</text:p>
          </table:table-cell>
          <table:table-cell table:style-name="editable">
            <text:p>SPWS-2024-2025</text:p>
          </table:table-cell>
          <table:table-cell table:style-name="editable">
            <text:p>SPWS</text:p>
          </table:table-cell>
          <table:table-cell table:style-name="editable">
            <text:p>Wrocław</text:p>
          </table:table-cell>
          <table:table-cell table:style-name="editable">
            <text:p>PL</text:p>
          </table:table-cell>
          <table:table-cell table:style-name="editable">
            <text:p>2024-11-16</text:p>
          </table:table-cell>
          <table:table-cell table:style-name="editable">
            <text:p>2024-11-17</text:p>
          </table:table-cell>
          <table:table-cell table:style-name="editable">
            <text:p>COMPLETED</text:p>
          </table:table-cell>
          <table:table-cell table:style-name="editable">
            <text:p/>
          </table:table-cell>
          <table:table-cell table:style-name="editable">
            <text:p/>
          </table:table-cell>
          <table:table-cell table:style-name="editable">
            <text:p>80</text:p>
          </table:table-cell>
          <table:table-cell table:style-name="editable">
            <text:p>PLN</text:p>
          </table:table-cell>
          <table:table-cell table:style-name="editable">
            <text:p/>
          </table:table-cell>
        </table:table-row>
        <table:table-row>
          <table:table-cell table:style-name="gray" table:formula="of:=CONCAT([.B4];&quot;-&quot;;[.D4])">
            <text:p>MPW-SPWS-2024-2025</text:p>
          </table:table-cell>
          <table:table-cell table:style-name="editable">
            <text:p>MPW</text:p>
          </table:table-cell>
          <table:table-cell table:style-name="editable">
            <text:p>Mistrzostwa Polski Weteranów</text:p>
          </table:table-cell>
          <table:table-cell table:style-name="editable">
            <text:p>SPWS-2024-2025</text:p>
          </table:table-cell>
          <table:table-cell table:style-name="editable">
            <text:p>SPWS</text:p>
          </table:table-cell>
          <table:table-cell table:style-name="editable">
            <text:p>Warszawa</text:p>
          </table:table-cell>
          <table:table-cell table:style-name="editable">
            <text:p>PL</text:p>
          </table:table-cell>
          <table:table-cell table:style-name="editable">
            <text:p>2025-05-10</text:p>
          </table:table-cell>
          <table:table-cell table:style-name="editable">
            <text:p>2025-05-11</text:p>
          </table:table-cell>
          <table:table-cell table:style-name="editable">
            <text:p>COMPLETED</text:p>
          </table:table-cell>
          <table:table-cell table:style-name="editable">
            <text:p/>
          </table:table-cell>
          <table:table-cell table:style-name="editable">
            <text:p/>
          </table:table-cell>
          <table:table-cell table:style-name="editable">
            <text:p>100</text:p>
          </table:table-cell>
          <table:table-cell table:style-name="editable">
            <text:p>PLN</text:p>
          </table:table-cell>
          <table:table-cell table:style-name="editable">
            <text:p/>
          </table:table-cell>
        </table:table-row>
        <table:table-row>
          <table:table-cell table:style-name="gray" table:formula="of:=CONCAT([.B5];&quot;-&quot;;[.D5])">
            <text:p>PEW1-SPWS-2024-2025</text:p>
          </table:table-cell>
          <table:table-cell table:style-name="editable">
            <text:p>PEW1</text:p>
          </table:table-cell>
          <table:table-cell table:style-name="editable">
            <text:p>EVF Grand Prix 1 — Budapeszt</text:p>
          </table:table-cell>
          <table:table-cell table:style-name="editable">
            <text:p>SPWS-2024-2025</text:p>
          </table:table-cell>
          <table:table-cell table:style-name="editable">
            <text:p>EVF</text:p>
          </table:table-cell>
          <table:table-cell table:style-name="editable">
            <text:p>Budapest</text:p>
          </table:table-cell>
          <table:table-cell table:style-name="editable">
            <text:p>HU</text:p>
          </table:table-cell>
          <table:table-cell table:style-name="editable">
            <text:p>2024-09-28</text:p>
          </table:table-cell>
          <table:table-cell table:style-name="editable">
            <text:p>2024-09-29</text:p>
          </table:table-cell>
          <table:table-cell table:style-name="editable">
            <text:p>COMPLETED</text:p>
          </table:table-cell>
          <table:table-cell table:style-name="editable">
            <text:p/>
          </table:table-cell>
          <table:table-cell table:style-name="editable">
            <text:p/>
          </table:table-cell>
          <table:table-cell table:style-name="editable">
            <text:p>50</text:p>
          </table:table-cell>
          <table:table-cell table:style-name="editable">
            <text:p>EUR</text:p>
          </table:table-cell>
          <table:table-cell table:style-name="editable">
            <text:p/>
          </table:table-cell>
        </table:table-row>
        <table:table-row>
          <table:table-cell table:style-name="gray" table:formula="of:=CONCAT([.B6];&quot;-&quot;;[.D6])">
            <text:p>GP1-SPWS-2023-2024</text:p>
          </table:table-cell>
          <table:table-cell table:style-name="editable">
            <text:p>GP1</text:p>
          </table:table-cell>
          <table:table-cell table:style-name="editable">
            <text:p>Grand Prix (runda 1)</text:p>
          </table:table-cell>
          <table:table-cell table:style-name="editable">
            <text:p>SPWS-2023-2024</text:p>
          </table:table-cell>
          <table:table-cell table:style-name="editable">
            <text:p>SPWS</text:p>
          </table:table-cell>
          <table:table-cell table:style-name="editable">
            <text:p>Gdańsk</text:p>
          </table:table-cell>
          <table:table-cell table:style-name="editable">
            <text:p>PL</text:p>
          </table:table-cell>
          <table:table-cell table:style-name="editable">
            <text:p>2023-10-14</text:p>
          </table:table-cell>
          <table:table-cell table:style-name="editable">
            <text:p>2023-10-15</text:p>
          </table:table-cell>
          <table:table-cell table:style-name="editable">
            <text:p>COMPLETED</text:p>
          </table:table-cell>
          <table:table-cell table:style-name="editable">
            <text:p/>
          </table:table-cell>
          <table:table-cell table:style-name="editable">
            <text:p/>
          </table:table-cell>
          <table:table-cell table:style-name="editable">
            <text:p>70</text:p>
          </table:table-cell>
          <table:table-cell table:style-name="editable">
            <text:p>PLN</text:p>
          </table:table-cell>
          <table:table-cell table:style-name="editable">
            <text:p/>
          </table:table-cell>
        </table:table-row>
        <table:table-row>
          <table:table-cell table:style-name="gray" table:formula="of:=CONCAT([.B7];&quot;-&quot;;[.D7])">
            <text:p>GP2-SPWS-2023-2024</text:p>
          </table:table-cell>
          <table:table-cell table:style-name="editable">
            <text:p>GP2</text:p>
          </table:table-cell>
          <table:table-cell table:style-name="editable">
            <text:p>Grand Prix (runda 2)</text:p>
          </table:table-cell>
          <table:table-cell table:style-name="editable">
            <text:p>SPWS-2023-2024</text:p>
          </table:table-cell>
          <table:table-cell table:style-name="editable">
            <text:p>SPWS</text:p>
          </table:table-cell>
          <table:table-cell table:style-name="editable">
            <text:p>Poznań</text:p>
          </table:table-cell>
          <table:table-cell table:style-name="editable">
            <text:p>PL</text:p>
          </table:table-cell>
          <table:table-cell table:style-name="editable">
            <text:p>2023-11-18</text:p>
          </table:table-cell>
          <table:table-cell table:style-name="editable">
            <text:p>2023-11-19</text:p>
          </table:table-cell>
          <table:table-cell table:style-name="editable">
            <text:p>COMPLETED</text:p>
          </table:table-cell>
          <table:table-cell table:style-name="editable">
            <text:p/>
          </table:table-cell>
          <table:table-cell table:style-name="editable">
            <text:p/>
          </table:table-cell>
          <table:table-cell table:style-name="editable">
            <text:p>70</text:p>
          </table:table-cell>
          <table:table-cell table:style-name="editable">
            <text:p>PLN</text:p>
          </table:table-cell>
          <table:table-cell table:style-name="editable">
            <text:p/>
          </table:table-cell>
        </table:table-row>
        <table:table-row>
          <table:table-cell table:style-name="gray" table:formula="of:=CONCAT([.B8];&quot;-&quot;;[.D8])">
            <text:p>MPW-SPWS-2023-2024</text:p>
          </table:table-cell>
          <table:table-cell table:style-name="editable">
            <text:p>MPW</text:p>
          </table:table-cell>
          <table:table-cell table:style-name="editable">
            <text:p>Mistrzostwa Polski Weteranów</text:p>
          </table:table-cell>
          <table:table-cell table:style-name="editable">
            <text:p>SPWS-2023-2024</text:p>
          </table:table-cell>
          <table:table-cell table:style-name="editable">
            <text:p>SPWS</text:p>
          </table:table-cell>
          <table:table-cell table:style-name="editable">
            <text:p>Łódź</text:p>
          </table:table-cell>
          <table:table-cell table:style-name="editable">
            <text:p>PL</text:p>
          </table:table-cell>
          <table:table-cell table:style-name="editable">
            <text:p>2024-05-04</text:p>
          </table:table-cell>
          <table:table-cell table:style-name="editable">
            <text:p>2024-05-05</text:p>
          </table:table-cell>
          <table:table-cell table:style-name="editable">
            <text:p>COMPLETED</text:p>
          </table:table-cell>
          <table:table-cell table:style-name="editable">
            <text:p/>
          </table:table-cell>
          <table:table-cell table:style-name="editable">
            <text:p/>
          </table:table-cell>
          <table:table-cell table:style-name="editable">
            <text:p>100</text:p>
          </table:table-cell>
          <table:table-cell table:style-name="editable">
            <text:p>PLN</text:p>
          </table:table-cell>
          <table:table-cell table:style-name="editable">
            <text:p/>
          </table:table-cell>
        </table:table-row>
        <table:table-row>
          <table:table-cell table:style-name="gray" table:formula="of:=CONCAT([.B9];&quot;-&quot;;[.D9])">
            <text:p>PP1-SPWS-2025-2026</text:p>
          </table:table-cell>
          <table:table-cell table:style-name="editable">
            <text:p>PP1</text:p>
          </table:table-cell>
          <table:table-cell table:style-name="editable">
            <text:p>I Puchar Polski Weteranów</text:p>
          </table:table-cell>
          <table:table-cell table:style-name="editable">
            <text:p>SPWS-2025-2026</text:p>
          </table:table-cell>
          <table:table-cell table:style-name="editable">
            <text:p>SPWS</text:p>
          </table:table-cell>
          <table:table-cell table:style-name="editable">
            <text:p>Katowice</text:p>
          </table:table-cell>
          <table:table-cell table:style-name="editable">
            <text:p>PL</text:p>
          </table:table-cell>
          <table:table-cell table:style-name="editable">
            <text:p>2025-10-11</text:p>
          </table:table-cell>
          <table:table-cell table:style-name="editable">
            <text:p>2025-10-12</text:p>
          </table:table-cell>
          <table:table-cell table:style-name="editable">
            <text:p>COMPLETED</text:p>
          </table:table-cell>
          <table:table-cell table:style-name="editable">
            <text:p/>
          </table:table-cell>
          <table:table-cell table:style-name="editable">
            <text:p/>
          </table:table-cell>
          <table:table-cell table:style-name="editable">
            <text:p>80</text:p>
          </table:table-cell>
          <table:table-cell table:style-name="editable">
            <text:p>PLN</text:p>
          </table:table-cell>
          <table:table-cell table:style-name="editable">
            <text:p/>
          </table:table-cell>
        </table:table-row>
        <table:table-row>
          <table:table-cell table:style-name="gray" table:formula="of:=CONCAT([.B10];&quot;-&quot;;[.D10])">
            <text:p>PP2-SPWS-2025-2026</text:p>
          </table:table-cell>
          <table:table-cell table:style-name="editable">
            <text:p>PP2</text:p>
          </table:table-cell>
          <table:table-cell table:style-name="editable">
            <text:p>II Puchar Polski Weteranów</text:p>
          </table:table-cell>
          <table:table-cell table:style-name="editable">
            <text:p>SPWS-2025-2026</text:p>
          </table:table-cell>
          <table:table-cell table:style-name="editable">
            <text:p>SPWS</text:p>
          </table:table-cell>
          <table:table-cell table:style-name="editable">
            <text:p>Gdańsk</text:p>
          </table:table-cell>
          <table:table-cell table:style-name="editable">
            <text:p>PL</text:p>
          </table:table-cell>
          <table:table-cell table:style-name="editable">
            <text:p>2025-11-08</text:p>
          </table:table-cell>
          <table:table-cell table:style-name="editable">
            <text:p>2025-11-09</text:p>
          </table:table-cell>
          <table:table-cell table:style-name="editable">
            <text:p>COMPLETED</text:p>
          </table:table-cell>
          <table:table-cell table:style-name="editable">
            <text:p/>
          </table:table-cell>
          <table:table-cell table:style-name="editable">
            <text:p/>
          </table:table-cell>
          <table:table-cell table:style-name="editable">
            <text:p>80</text:p>
          </table:table-cell>
          <table:table-cell table:style-name="editable">
            <text:p>PLN</text:p>
          </table:table-cell>
          <table:table-cell table:style-name="editable">
            <text:p/>
          </table:table-cell>
        </table:table-row>
        <table:table-row>
          <table:table-cell table:style-name="gray" table:formula="of:=CONCAT([.B11];&quot;-&quot;;[.D11])">
            <text:p>PEW1-SPWS-2025-2026</text:p>
          </table:table-cell>
          <table:table-cell table:style-name="editable">
            <text:p>PEW1</text:p>
          </table:table-cell>
          <table:table-cell table:style-name="editable">
            <text:p>EVF Grand Prix 1</text:p>
          </table:table-cell>
          <table:table-cell table:style-name="editable">
            <text:p>SPWS-2025-2026</text:p>
          </table:table-cell>
          <table:table-cell table:style-name="editable">
            <text:p>EVF</text:p>
          </table:table-cell>
          <table:table-cell table:style-name="editable">
            <text:p>Roma</text:p>
          </table:table-cell>
          <table:table-cell table:style-name="editable">
            <text:p>IT</text:p>
          </table:table-cell>
          <table:table-cell table:style-name="editable">
            <text:p>2025-09-20</text:p>
          </table:table-cell>
          <table:table-cell table:style-name="editable">
            <text:p>2025-09-21</text:p>
          </table:table-cell>
          <table:table-cell table:style-name="editable">
            <text:p>COMPLETED</text:p>
          </table:table-cell>
          <table:table-cell table:style-name="editable">
            <text:p/>
          </table:table-cell>
          <table:table-cell table:style-name="editable">
            <text:p/>
          </table:table-cell>
          <table:table-cell table:style-name="editable">
            <text:p>50</text:p>
          </table:table-cell>
          <table:table-cell table:style-name="editable">
            <text:p>EUR</text:p>
          </table:table-cell>
          <table:table-cell table:style-name="editable">
            <text:p/>
          </table:table-cell>
        </table:table-row>
      </table:table>
      <table:table table:name="Tournaments" table:protected="true" table:protection-key="">
        <table:table-row>
          <table:table-cell table:style-name="header">
            <text:p>tournament_code</text:p>
          </table:table-cell>
          <table:table-cell table:style-name="header">
            <text:p>event_code</text:p>
          </table:table-cell>
          <table:table-cell table:style-name="header">
            <text:p>event_prefix</text:p>
          </table:table-cell>
          <table:table-cell table:style-name="header">
            <text:p>season_code</text:p>
          </table:table-cell>
          <table:table-cell table:style-name="header">
            <text:p>weapon</text:p>
          </table:table-cell>
          <table:table-cell table:style-name="header">
            <text:p>gender</text:p>
          </table:table-cell>
          <table:table-cell table:style-name="header">
            <text:p>age_cat</text:p>
          </table:table-cell>
          <table:table-cell table:style-name="header">
            <text:p>type</text:p>
          </table:table-cell>
          <table:table-cell table:style-name="header">
            <text:p>dt_tournament</text:p>
          </table:table-cell>
          <table:table-cell table:style-name="header">
            <text:p>participant_count</text:p>
          </table:table-cell>
          <table:table-cell table:style-name="header">
            <text:p>result_url</text:p>
          </table:table-cell>
          <table:table-cell table:style-name="header">
            <text:p>source_file</text:p>
          </table:table-cell>
          <table:table-cell table:style-name="header">
            <text:p>original_source</text:p>
          </table:table-cell>
          <table:table-cell table:style-name="header">
            <text:p>import_status</text:p>
          </table:table-cell>
          <table:table-cell table:style-name="header">
            <text:p>notes</text:p>
          </table:table-cell>
        </table:table-row>
        <table:table-row>
          <table:table-cell table:style-name="gray" table:formula="of:=CONCAT([.C2];&quot;-&quot;;[.G2];&quot;-&quot;;[.F2];&quot;-&quot;;[.E2];&quot;-&quot;;[.D2])">
            <text:p>PP1-V2-M-EPEE-SPWS-2024-2025</text:p>
          </table:table-cell>
          <table:table-cell table:style-name="gray" table:formula="of:=CONCAT([.C2];&quot;-&quot;;[.D2])">
            <text:p>PP1-SPWS-2024-2025</text:p>
          </table:table-cell>
          <table:table-cell table:style-name="editable">
            <text:p>PP1</text:p>
          </table:table-cell>
          <table:table-cell table:style-name="editable">
            <text:p>SPWS-2024-2025</text:p>
          </table:table-cell>
          <table:table-cell table:style-name="editable">
            <text:p>EPEE</text:p>
          </table:table-cell>
          <table:table-cell table:style-name="editable">
            <text:p>M</text:p>
          </table:table-cell>
          <table:table-cell table:style-name="editable">
            <text:p>V2</text:p>
          </table:table-cell>
          <table:table-cell table:style-name="editable">
            <text:p>PPW</text:p>
          </table:table-cell>
          <table:table-cell table:style-name="editable">
            <text:p>2024-10-12</text:p>
          </table:table-cell>
          <table:table-cell table:style-name="editable">
            <text:p>15</text:p>
          </table:table-cell>
          <table:table-cell table:style-name="editable">
            <text:p/>
          </table:table-cell>
          <table:table-cell table:style-name="editable">
            <text:p>SZPADA-2-2024-2025.xlsx</text:p>
          </table:table-cell>
          <table:table-cell table:style-name="editable">
            <text:p/>
          </table:table-cell>
          <table:table-cell table:style-name="editable">
            <text:p>SCORED</text:p>
          </table:table-cell>
          <table:table-cell table:style-name="editable">
            <text:p/>
          </table:table-cell>
        </table:table-row>
        <table:table-row>
          <table:table-cell table:style-name="gray" table:formula="of:=CONCAT([.C3];&quot;-&quot;;[.G3];&quot;-&quot;;[.F3];&quot;-&quot;;[.E3];&quot;-&quot;;[.D3])">
            <text:p>PP1-V1-F-FOIL-SPWS-2024-2025</text:p>
          </table:table-cell>
          <table:table-cell table:style-name="gray" table:formula="of:=CONCAT([.C3];&quot;-&quot;;[.D3])">
            <text:p>PP1-SPWS-2024-2025</text:p>
          </table:table-cell>
          <table:table-cell table:style-name="editable">
            <text:p>PP1</text:p>
          </table:table-cell>
          <table:table-cell table:style-name="editable">
            <text:p>SPWS-2024-2025</text:p>
          </table:table-cell>
          <table:table-cell table:style-name="editable">
            <text:p>FOIL</text:p>
          </table:table-cell>
          <table:table-cell table:style-name="editable">
            <text:p>F</text:p>
          </table:table-cell>
          <table:table-cell table:style-name="editable">
            <text:p>V1</text:p>
          </table:table-cell>
          <table:table-cell table:style-name="editable">
            <text:p>PPW</text:p>
          </table:table-cell>
          <table:table-cell table:style-name="editable">
            <text:p>2024-10-12</text:p>
          </table:table-cell>
          <table:table-cell table:style-name="editable">
            <text:p>8</text:p>
          </table:table-cell>
          <table:table-cell table:style-name="editable">
            <text:p/>
          </table:table-cell>
          <table:table-cell table:style-name="editable">
            <text:p>FLORET-K1-2024-2025.xlsx</text:p>
          </table:table-cell>
          <table:table-cell table:style-name="editable">
            <text:p/>
          </table:table-cell>
          <table:table-cell table:style-name="editable">
            <text:p>SCORED</text:p>
          </table:table-cell>
          <table:table-cell table:style-name="editable">
            <text:p/>
          </table:table-cell>
        </table:table-row>
        <table:table-row>
          <table:table-cell table:style-name="gray" table:formula="of:=CONCAT([.C4];&quot;-&quot;;[.G4];&quot;-&quot;;[.F4];&quot;-&quot;;[.E4];&quot;-&quot;;[.D4])">
            <text:p>MPW-V0-M-SABRE-SPWS-2024-2025</text:p>
          </table:table-cell>
          <table:table-cell table:style-name="gray" table:formula="of:=CONCAT([.C4];&quot;-&quot;;[.D4])">
            <text:p>MPW-SPWS-2024-2025</text:p>
          </table:table-cell>
          <table:table-cell table:style-name="editable">
            <text:p>MPW</text:p>
          </table:table-cell>
          <table:table-cell table:style-name="editable">
            <text:p>SPWS-2024-2025</text:p>
          </table:table-cell>
          <table:table-cell table:style-name="editable">
            <text:p>SABRE</text:p>
          </table:table-cell>
          <table:table-cell table:style-name="editable">
            <text:p>M</text:p>
          </table:table-cell>
          <table:table-cell table:style-name="editable">
            <text:p>V0</text:p>
          </table:table-cell>
          <table:table-cell table:style-name="editable">
            <text:p>MPW</text:p>
          </table:table-cell>
          <table:table-cell table:style-name="editable">
            <text:p>2025-05-10</text:p>
          </table:table-cell>
          <table:table-cell table:style-name="editable">
            <text:p>12</text:p>
          </table:table-cell>
          <table:table-cell table:style-name="editable">
            <text:p/>
          </table:table-cell>
          <table:table-cell table:style-name="editable">
            <text:p>SZABLA-0-2024-2025.xlsx</text:p>
          </table:table-cell>
          <table:table-cell table:style-name="editable">
            <text:p/>
          </table:table-cell>
          <table:table-cell table:style-name="editable">
            <text:p>SCORED</text:p>
          </table:table-cell>
          <table:table-cell table:style-name="editable">
            <text:p/>
          </table:table-cell>
        </table:table-row>
        <table:table-row>
          <table:table-cell table:style-name="gray" table:formula="of:=CONCAT([.C5];&quot;-&quot;;[.G5];&quot;-&quot;;[.F5];&quot;-&quot;;[.E5];&quot;-&quot;;[.D5])">
            <text:p>PEW1-V3-M-EPEE-SPWS-2024-2025</text:p>
          </table:table-cell>
          <table:table-cell table:style-name="gray" table:formula="of:=CONCAT([.C5];&quot;-&quot;;[.D5])">
            <text:p>PEW1-SPWS-2024-2025</text:p>
          </table:table-cell>
          <table:table-cell table:style-name="editable">
            <text:p>PEW1</text:p>
          </table:table-cell>
          <table:table-cell table:style-name="editable">
            <text:p>SPWS-2024-2025</text:p>
          </table:table-cell>
          <table:table-cell table:style-name="editable">
            <text:p>EPEE</text:p>
          </table:table-cell>
          <table:table-cell table:style-name="editable">
            <text:p>M</text:p>
          </table:table-cell>
          <table:table-cell table:style-name="editable">
            <text:p>V3</text:p>
          </table:table-cell>
          <table:table-cell table:style-name="editable">
            <text:p>PEW</text:p>
          </table:table-cell>
          <table:table-cell table:style-name="editable">
            <text:p>2024-09-28</text:p>
          </table:table-cell>
          <table:table-cell table:style-name="editable">
            <text:p>22</text:p>
          </table:table-cell>
          <table:table-cell table:style-name="editable">
            <text:p>https://fencing-timing.com/example</text:p>
          </table:table-cell>
          <table:table-cell table:style-name="editable">
            <text:p/>
          </table:table-cell>
          <table:table-cell table:style-name="editable">
            <text:p/>
          </table:table-cell>
          <table:table-cell table:style-name="editable">
            <text:p>SCRAPED</text:p>
          </table:table-cell>
          <table:table-cell table:style-name="editable">
            <text:p/>
          </table:table-cell>
        </table:table-row>
        <table:table-row>
          <table:table-cell table:style-name="gray" table:formula="of:=CONCAT([.C6];&quot;-&quot;;[.G6];&quot;-&quot;;[.F6];&quot;-&quot;;[.E6];&quot;-&quot;;[.D6])">
            <text:p>GP1-V2-M-EPEE-SPWS-2023-2024</text:p>
          </table:table-cell>
          <table:table-cell table:style-name="gray" table:formula="of:=CONCAT([.C6];&quot;-&quot;;[.D6])">
            <text:p>GP1-SPWS-2023-2024</text:p>
          </table:table-cell>
          <table:table-cell table:style-name="editable">
            <text:p>GP1</text:p>
          </table:table-cell>
          <table:table-cell table:style-name="editable">
            <text:p>SPWS-2023-2024</text:p>
          </table:table-cell>
          <table:table-cell table:style-name="editable">
            <text:p>EPEE</text:p>
          </table:table-cell>
          <table:table-cell table:style-name="editable">
            <text:p>M</text:p>
          </table:table-cell>
          <table:table-cell table:style-name="editable">
            <text:p>V2</text:p>
          </table:table-cell>
          <table:table-cell table:style-name="editable">
            <text:p>PPW</text:p>
          </table:table-cell>
          <table:table-cell table:style-name="editable">
            <text:p>2023-10-14</text:p>
          </table:table-cell>
          <table:table-cell table:style-name="editable">
            <text:p>18</text:p>
          </table:table-cell>
          <table:table-cell table:style-name="editable">
            <text:p/>
          </table:table-cell>
          <table:table-cell table:style-name="editable">
            <text:p>SZPADA-2-2023-2024.xlsx</text:p>
          </table:table-cell>
          <table:table-cell table:style-name="editable">
            <text:p/>
          </table:table-cell>
          <table:table-cell table:style-name="editable">
            <text:p>SCORED</text:p>
          </table:table-cell>
          <table:table-cell table:style-name="editable">
            <text:p/>
          </table:table-cell>
        </table:table-row>
      </table:table>
      <table:table table:name="Coverage" table:protected="true" table:protection-key="">
        <table:table-row>
          <table:table-cell table:style-name="header">
            <text:p>event</text:p>
          </table:table-cell>
          <table:table-cell table:style-name="header">
            <text:p>EPEE_M_V0</text:p>
          </table:table-cell>
          <table:table-cell table:style-name="header">
            <text:p>EPEE_M_V1</text:p>
          </table:table-cell>
          <table:table-cell table:style-name="header">
            <text:p>EPEE_M_V2</text:p>
          </table:table-cell>
          <table:table-cell table:style-name="header">
            <text:p>EPEE_M_V3</text:p>
          </table:table-cell>
          <table:table-cell table:style-name="header">
            <text:p>EPEE_M_V4</text:p>
          </table:table-cell>
          <table:table-cell table:style-name="header">
            <text:p>EPEE_F_V0</text:p>
          </table:table-cell>
          <table:table-cell table:style-name="header">
            <text:p>EPEE_F_V1</text:p>
          </table:table-cell>
          <table:table-cell table:style-name="header">
            <text:p>EPEE_F_V2</text:p>
          </table:table-cell>
          <table:table-cell table:style-name="header">
            <text:p>EPEE_F_V3</text:p>
          </table:table-cell>
          <table:table-cell table:style-name="header">
            <text:p>EPEE_F_V4</text:p>
          </table:table-cell>
          <table:table-cell table:style-name="header">
            <text:p>FOIL_M_V0</text:p>
          </table:table-cell>
          <table:table-cell table:style-name="header">
            <text:p>FOIL_M_V1</text:p>
          </table:table-cell>
          <table:table-cell table:style-name="header">
            <text:p>FOIL_M_V2</text:p>
          </table:table-cell>
          <table:table-cell table:style-name="header">
            <text:p>FOIL_M_V3</text:p>
          </table:table-cell>
          <table:table-cell table:style-name="header">
            <text:p>FOIL_M_V4</text:p>
          </table:table-cell>
          <table:table-cell table:style-name="header">
            <text:p>FOIL_F_V0</text:p>
          </table:table-cell>
          <table:table-cell table:style-name="header">
            <text:p>FOIL_F_V1</text:p>
          </table:table-cell>
          <table:table-cell table:style-name="header">
            <text:p>FOIL_F_V2</text:p>
          </table:table-cell>
          <table:table-cell table:style-name="header">
            <text:p>FOIL_F_V3</text:p>
          </table:table-cell>
          <table:table-cell table:style-name="header">
            <text:p>FOIL_F_V4</text:p>
          </table:table-cell>
          <table:table-cell table:style-name="header">
            <text:p>SABRE_M_V0</text:p>
          </table:table-cell>
          <table:table-cell table:style-name="header">
            <text:p>SABRE_M_V1</text:p>
          </table:table-cell>
          <table:table-cell table:style-name="header">
            <text:p>SABRE_M_V2</text:p>
          </table:table-cell>
          <table:table-cell table:style-name="header">
            <text:p>SABRE_M_V3</text:p>
          </table:table-cell>
          <table:table-cell table:style-name="header">
            <text:p>SABRE_M_V4</text:p>
          </table:table-cell>
          <table:table-cell table:style-name="header">
            <text:p>SABRE_F_V0</text:p>
          </table:table-cell>
          <table:table-cell table:style-name="header">
            <text:p>SABRE_F_V1</text:p>
          </table:table-cell>
          <table:table-cell table:style-name="header">
            <text:p>SABRE_F_V2</text:p>
          </table:table-cell>
          <table:table-cell table:style-name="header">
            <text:p>SABRE_F_V3</text:p>
          </table:table-cell>
          <table:table-cell table:style-name="header">
            <text:p>SABRE_F_V4</text:p>
          </table:table-cell>
        </table:table-row>
        <table:table-row>
          <table:table-cell table:style-name="gray">
            <text:p>PP1-SPWS-2024-2025</text:p>
          </table:table-cell>
          <table:table-cell table:style-name="coverage_empty">
            <text:p>?</text:p>
          </table:table-cell>
          <table:table-cell table:style-name="coverage_empty">
            <text:p>?</text:p>
          </table:table-cell>
          <table:table-cell table:style-name="coverage_data">
            <text:p>15</text:p>
          </table:table-cell>
          <table:table-cell table:style-name="coverage_empty">
            <text:p>?</text:p>
          </table:table-cell>
          <table:table-cell table:style-name="coverage_empty">
            <text:p>?</text:p>
          </table:table-cell>
          <table:table-cell table:style-name="coverage_empty">
            <text:p>?</text:p>
          </table:table-cell>
          <table:table-cell table:style-name="coverage_empty">
            <text:p>?</text:p>
          </table:table-cell>
          <table:table-cell table:style-name="coverage_empty">
            <text:p>?</text:p>
          </table:table-cell>
          <table:table-cell table:style-name="coverage_empty">
            <text:p>?</text:p>
          </table:table-cell>
          <table:table-cell table:style-name="coverage_empty">
            <text:p>?</text:p>
          </table:table-cell>
          <table:table-cell table:style-name="coverage_empty">
            <text:p>?</text:p>
          </table:table-cell>
          <table:table-cell table:style-name="coverage_empty">
            <text:p>?</text:p>
          </table:table-cell>
          <table:table-cell table:style-name="coverage_empty">
            <text:p>?</text:p>
          </table:table-cell>
          <table:table-cell table:style-name="coverage_empty">
            <text:p>?</text:p>
          </table:table-cell>
          <table:table-cell table:style-name="coverage_empty">
            <text:p>?</text:p>
          </table:table-cell>
          <table:table-cell table:style-name="coverage_empty">
            <text:p>?</text:p>
          </table:table-cell>
          <table:table-cell table:style-name="coverage_data">
            <text:p>8</text:p>
          </table:table-cell>
          <table:table-cell table:style-name="coverage_empty">
            <text:p>?</text:p>
          </table:table-cell>
          <table:table-cell table:style-name="coverage_empty">
            <text:p>?</text:p>
          </table:table-cell>
          <table:table-cell table:style-name="coverage_empty">
            <text:p>?</text:p>
          </table:table-cell>
          <table:table-cell table:style-name="coverage_empty">
            <text:p>?</text:p>
          </table:table-cell>
          <table:table-cell table:style-name="coverage_empty">
            <text:p>?</text:p>
          </table:table-cell>
          <table:table-cell table:style-name="coverage_empty">
            <text:p>?</text:p>
          </table:table-cell>
          <table:table-cell table:style-name="coverage_empty">
            <text:p>?</text:p>
          </table:table-cell>
          <table:table-cell table:style-name="coverage_empty">
            <text:p>?</text:p>
          </table:table-cell>
          <table:table-cell table:style-name="coverage_empty">
            <text:p>?</text:p>
          </table:table-cell>
          <table:table-cell table:style-name="coverage_empty">
            <text:p>?</text:p>
          </table:table-cell>
          <table:table-cell table:style-name="coverage_empty">
            <text:p>?</text:p>
          </table:table-cell>
          <table:table-cell table:style-name="coverage_empty">
            <text:p>?</text:p>
          </table:table-cell>
          <table:table-cell table:style-name="coverage_empty">
            <text:p>?</text:p>
          </table:table-cell>
        </table:table-row>
        <table:table-row>
          <table:table-cell table:style-name="gray">
            <text:p>PP2-SPWS-2024-2025</text:p>
          </table:table-cell>
          <table:table-cell table:style-name="coverage_empty">
            <text:p>?</text:p>
          </table:table-cell>
          <table:table-cell table:style-name="coverage_empty">
            <text:p>?</text:p>
          </table:table-cell>
          <table:table-cell table:style-name="coverage_empty">
            <text:p>?</text:p>
          </table:table-cell>
          <table:table-cell table:style-name="coverage_empty">
            <text:p>?</text:p>
          </table:table-cell>
          <table:table-cell table:style-name="coverage_empty">
            <text:p>?</text:p>
          </table:table-cell>
          <table:table-cell table:style-name="coverage_empty">
            <text:p>?</text:p>
          </table:table-cell>
          <table:table-cell table:style-name="coverage_empty">
            <text:p>?</text:p>
          </table:table-cell>
          <table:table-cell table:style-name="coverage_empty">
            <text:p>?</text:p>
          </table:table-cell>
          <table:table-cell table:style-name="coverage_empty">
            <text:p>?</text:p>
          </table:table-cell>
          <table:table-cell table:style-name="coverage_empty">
            <text:p>?</text:p>
          </table:table-cell>
          <table:table-cell table:style-name="coverage_empty">
            <text:p>?</text:p>
          </table:table-cell>
          <table:table-cell table:style-name="coverage_empty">
            <text:p>?</text:p>
          </table:table-cell>
          <table:table-cell table:style-name="coverage_empty">
            <text:p>?</text:p>
          </table:table-cell>
          <table:table-cell table:style-name="coverage_empty">
            <text:p>?</text:p>
          </table:table-cell>
          <table:table-cell table:style-name="coverage_empty">
            <text:p>?</text:p>
          </table:table-cell>
          <table:table-cell table:style-name="coverage_empty">
            <text:p>?</text:p>
          </table:table-cell>
          <table:table-cell table:style-name="coverage_empty">
            <text:p>?</text:p>
          </table:table-cell>
          <table:table-cell table:style-name="coverage_empty">
            <text:p>?</text:p>
          </table:table-cell>
          <table:table-cell table:style-name="coverage_empty">
            <text:p>?</text:p>
          </table:table-cell>
          <table:table-cell table:style-name="coverage_empty">
            <text:p>?</text:p>
          </table:table-cell>
          <table:table-cell table:style-name="coverage_empty">
            <text:p>?</text:p>
          </table:table-cell>
          <table:table-cell table:style-name="coverage_empty">
            <text:p>?</text:p>
          </table:table-cell>
          <table:table-cell table:style-name="coverage_empty">
            <text:p>?</text:p>
          </table:table-cell>
          <table:table-cell table:style-name="coverage_empty">
            <text:p>?</text:p>
          </table:table-cell>
          <table:table-cell table:style-name="coverage_empty">
            <text:p>?</text:p>
          </table:table-cell>
          <table:table-cell table:style-name="coverage_empty">
            <text:p>?</text:p>
          </table:table-cell>
          <table:table-cell table:style-name="coverage_empty">
            <text:p>?</text:p>
          </table:table-cell>
          <table:table-cell table:style-name="coverage_empty">
            <text:p>?</text:p>
          </table:table-cell>
          <table:table-cell table:style-name="coverage_empty">
            <text:p>?</text:p>
          </table:table-cell>
          <table:table-cell table:style-name="coverage_empty">
            <text:p>?</text:p>
          </table:table-cell>
        </table:table-row>
        <table:table-row>
          <table:table-cell table:style-name="gray">
            <text:p>MPW-SPWS-2024-2025</text:p>
          </table:table-cell>
          <table:table-cell table:style-name="coverage_empty">
            <text:p>?</text:p>
          </table:table-cell>
          <table:table-cell table:style-name="coverage_empty">
            <text:p>?</text:p>
          </table:table-cell>
          <table:table-cell table:style-name="coverage_empty">
            <text:p>?</text:p>
          </table:table-cell>
          <table:table-cell table:style-name="coverage_empty">
            <text:p>?</text:p>
          </table:table-cell>
          <table:table-cell table:style-name="coverage_empty">
            <text:p>?</text:p>
          </table:table-cell>
          <table:table-cell table:style-name="coverage_empty">
            <text:p>?</text:p>
          </table:table-cell>
          <table:table-cell table:style-name="coverage_empty">
            <text:p>?</text:p>
          </table:table-cell>
          <table:table-cell table:style-name="coverage_empty">
            <text:p>?</text:p>
          </table:table-cell>
          <table:table-cell table:style-name="coverage_empty">
            <text:p>?</text:p>
          </table:table-cell>
          <table:table-cell table:style-name="coverage_empty">
            <text:p>?</text:p>
          </table:table-cell>
          <table:table-cell table:style-name="coverage_empty">
            <text:p>?</text:p>
          </table:table-cell>
          <table:table-cell table:style-name="coverage_empty">
            <text:p>?</text:p>
          </table:table-cell>
          <table:table-cell table:style-name="coverage_empty">
            <text:p>?</text:p>
          </table:table-cell>
          <table:table-cell table:style-name="coverage_empty">
            <text:p>?</text:p>
          </table:table-cell>
          <table:table-cell table:style-name="coverage_empty">
            <text:p>?</text:p>
          </table:table-cell>
          <table:table-cell table:style-name="coverage_empty">
            <text:p>?</text:p>
          </table:table-cell>
          <table:table-cell table:style-name="coverage_empty">
            <text:p>?</text:p>
          </table:table-cell>
          <table:table-cell table:style-name="coverage_empty">
            <text:p>?</text:p>
          </table:table-cell>
          <table:table-cell table:style-name="coverage_empty">
            <text:p>?</text:p>
          </table:table-cell>
          <table:table-cell table:style-name="coverage_empty">
            <text:p>?</text:p>
          </table:table-cell>
          <table:table-cell table:style-name="coverage_data">
            <text:p>12</text:p>
          </table:table-cell>
          <table:table-cell table:style-name="coverage_empty">
            <text:p>?</text:p>
          </table:table-cell>
          <table:table-cell table:style-name="coverage_empty">
            <text:p>?</text:p>
          </table:table-cell>
          <table:table-cell table:style-name="coverage_empty">
            <text:p>?</text:p>
          </table:table-cell>
          <table:table-cell table:style-name="coverage_empty">
            <text:p>?</text:p>
          </table:table-cell>
          <table:table-cell table:style-name="coverage_empty">
            <text:p>?</text:p>
          </table:table-cell>
          <table:table-cell table:style-name="coverage_empty">
            <text:p>?</text:p>
          </table:table-cell>
          <table:table-cell table:style-name="coverage_empty">
            <text:p>?</text:p>
          </table:table-cell>
          <table:table-cell table:style-name="coverage_empty">
            <text:p>?</text:p>
          </table:table-cell>
          <table:table-cell table:style-name="coverage_empty">
            <text:p>?</text:p>
          </table:table-cell>
        </table:table-row>
        <table:table-row>
          <table:table-cell table:style-name="gray">
            <text:p>PEW1-SPWS-2024-2025</text:p>
          </table:table-cell>
          <table:table-cell table:style-name="coverage_empty">
            <text:p>?</text:p>
          </table:table-cell>
          <table:table-cell table:style-name="coverage_empty">
            <text:p>?</text:p>
          </table:table-cell>
          <table:table-cell table:style-name="coverage_empty">
            <text:p>?</text:p>
          </table:table-cell>
          <table:table-cell table:style-name="coverage_data">
            <text:p>22</text:p>
          </table:table-cell>
          <table:table-cell table:style-name="coverage_empty">
            <text:p>?</text:p>
          </table:table-cell>
          <table:table-cell table:style-name="coverage_empty">
            <text:p>?</text:p>
          </table:table-cell>
          <table:table-cell table:style-name="coverage_empty">
            <text:p>?</text:p>
          </table:table-cell>
          <table:table-cell table:style-name="coverage_empty">
            <text:p>?</text:p>
          </table:table-cell>
          <table:table-cell table:style-name="coverage_empty">
            <text:p>?</text:p>
          </table:table-cell>
          <table:table-cell table:style-name="coverage_empty">
            <text:p>?</text:p>
          </table:table-cell>
          <table:table-cell table:style-name="coverage_empty">
            <text:p>?</text:p>
          </table:table-cell>
          <table:table-cell table:style-name="coverage_empty">
            <text:p>?</text:p>
          </table:table-cell>
          <table:table-cell table:style-name="coverage_empty">
            <text:p>?</text:p>
          </table:table-cell>
          <table:table-cell table:style-name="coverage_empty">
            <text:p>?</text:p>
          </table:table-cell>
          <table:table-cell table:style-name="coverage_empty">
            <text:p>?</text:p>
          </table:table-cell>
          <table:table-cell table:style-name="coverage_empty">
            <text:p>?</text:p>
          </table:table-cell>
          <table:table-cell table:style-name="coverage_empty">
            <text:p>?</text:p>
          </table:table-cell>
          <table:table-cell table:style-name="coverage_empty">
            <text:p>?</text:p>
          </table:table-cell>
          <table:table-cell table:style-name="coverage_empty">
            <text:p>?</text:p>
          </table:table-cell>
          <table:table-cell table:style-name="coverage_empty">
            <text:p>?</text:p>
          </table:table-cell>
          <table:table-cell table:style-name="coverage_empty">
            <text:p>?</text:p>
          </table:table-cell>
          <table:table-cell table:style-name="coverage_empty">
            <text:p>?</text:p>
          </table:table-cell>
          <table:table-cell table:style-name="coverage_empty">
            <text:p>?</text:p>
          </table:table-cell>
          <table:table-cell table:style-name="coverage_empty">
            <text:p>?</text:p>
          </table:table-cell>
          <table:table-cell table:style-name="coverage_empty">
            <text:p>?</text:p>
          </table:table-cell>
          <table:table-cell table:style-name="coverage_empty">
            <text:p>?</text:p>
          </table:table-cell>
          <table:table-cell table:style-name="coverage_empty">
            <text:p>?</text:p>
          </table:table-cell>
          <table:table-cell table:style-name="coverage_empty">
            <text:p>?</text:p>
          </table:table-cell>
          <table:table-cell table:style-name="coverage_empty">
            <text:p>?</text:p>
          </table:table-cell>
          <table:table-cell table:style-name="coverage_empty">
            <text:p>?</text:p>
          </table:table-cell>
        </table:table-row>
        <table:table-row>
          <table:table-cell table:style-name="gray">
            <text:p>GP1-SPWS-2023-2024</text:p>
          </table:table-cell>
          <table:table-cell table:style-name="coverage_empty">
            <text:p>?</text:p>
          </table:table-cell>
          <table:table-cell table:style-name="coverage_empty">
            <text:p>?</text:p>
          </table:table-cell>
          <table:table-cell table:style-name="coverage_data">
            <text:p>18</text:p>
          </table:table-cell>
          <table:table-cell table:style-name="coverage_empty">
            <text:p>?</text:p>
          </table:table-cell>
          <table:table-cell table:style-name="coverage_empty">
            <text:p>?</text:p>
          </table:table-cell>
          <table:table-cell table:style-name="coverage_empty">
            <text:p>?</text:p>
          </table:table-cell>
          <table:table-cell table:style-name="coverage_empty">
            <text:p>?</text:p>
          </table:table-cell>
          <table:table-cell table:style-name="coverage_empty">
            <text:p>?</text:p>
          </table:table-cell>
          <table:table-cell table:style-name="coverage_empty">
            <text:p>?</text:p>
          </table:table-cell>
          <table:table-cell table:style-name="coverage_empty">
            <text:p>?</text:p>
          </table:table-cell>
          <table:table-cell table:style-name="coverage_empty">
            <text:p>?</text:p>
          </table:table-cell>
          <table:table-cell table:style-name="coverage_empty">
            <text:p>?</text:p>
          </table:table-cell>
          <table:table-cell table:style-name="coverage_empty">
            <text:p>?</text:p>
          </table:table-cell>
          <table:table-cell table:style-name="coverage_empty">
            <text:p>?</text:p>
          </table:table-cell>
          <table:table-cell table:style-name="coverage_empty">
            <text:p>?</text:p>
          </table:table-cell>
          <table:table-cell table:style-name="coverage_empty">
            <text:p>?</text:p>
          </table:table-cell>
          <table:table-cell table:style-name="coverage_empty">
            <text:p>?</text:p>
          </table:table-cell>
          <table:table-cell table:style-name="coverage_empty">
            <text:p>?</text:p>
          </table:table-cell>
          <table:table-cell table:style-name="coverage_empty">
            <text:p>?</text:p>
          </table:table-cell>
          <table:table-cell table:style-name="coverage_empty">
            <text:p>?</text:p>
          </table:table-cell>
          <table:table-cell table:style-name="coverage_empty">
            <text:p>?</text:p>
          </table:table-cell>
          <table:table-cell table:style-name="coverage_empty">
            <text:p>?</text:p>
          </table:table-cell>
          <table:table-cell table:style-name="coverage_empty">
            <text:p>?</text:p>
          </table:table-cell>
          <table:table-cell table:style-name="coverage_empty">
            <text:p>?</text:p>
          </table:table-cell>
          <table:table-cell table:style-name="coverage_empty">
            <text:p>?</text:p>
          </table:table-cell>
          <table:table-cell table:style-name="coverage_empty">
            <text:p>?</text:p>
          </table:table-cell>
          <table:table-cell table:style-name="coverage_empty">
            <text:p>?</text:p>
          </table:table-cell>
          <table:table-cell table:style-name="coverage_empty">
            <text:p>?</text:p>
          </table:table-cell>
          <table:table-cell table:style-name="coverage_empty">
            <text:p>?</text:p>
          </table:table-cell>
          <table:table-cell table:style-name="coverage_empty">
            <text:p>?</text:p>
          </table:table-cell>
        </table:table-row>
        <table:table-row>
          <table:table-cell table:style-name="gray">
            <text:p>GP2-SPWS-2023-2024</text:p>
          </table:table-cell>
          <table:table-cell table:style-name="coverage_empty">
            <text:p>?</text:p>
          </table:table-cell>
          <table:table-cell table:style-name="coverage_empty">
            <text:p>?</text:p>
          </table:table-cell>
          <table:table-cell table:style-name="coverage_empty">
            <text:p>?</text:p>
          </table:table-cell>
          <table:table-cell table:style-name="coverage_empty">
            <text:p>?</text:p>
          </table:table-cell>
          <table:table-cell table:style-name="coverage_empty">
            <text:p>?</text:p>
          </table:table-cell>
          <table:table-cell table:style-name="coverage_empty">
            <text:p>?</text:p>
          </table:table-cell>
          <table:table-cell table:style-name="coverage_empty">
            <text:p>?</text:p>
          </table:table-cell>
          <table:table-cell table:style-name="coverage_empty">
            <text:p>?</text:p>
          </table:table-cell>
          <table:table-cell table:style-name="coverage_empty">
            <text:p>?</text:p>
          </table:table-cell>
          <table:table-cell table:style-name="coverage_empty">
            <text:p>?</text:p>
          </table:table-cell>
          <table:table-cell table:style-name="coverage_empty">
            <text:p>?</text:p>
          </table:table-cell>
          <table:table-cell table:style-name="coverage_empty">
            <text:p>?</text:p>
          </table:table-cell>
          <table:table-cell table:style-name="coverage_empty">
            <text:p>?</text:p>
          </table:table-cell>
          <table:table-cell table:style-name="coverage_empty">
            <text:p>?</text:p>
          </table:table-cell>
          <table:table-cell table:style-name="coverage_empty">
            <text:p>?</text:p>
          </table:table-cell>
          <table:table-cell table:style-name="coverage_empty">
            <text:p>?</text:p>
          </table:table-cell>
          <table:table-cell table:style-name="coverage_empty">
            <text:p>?</text:p>
          </table:table-cell>
          <table:table-cell table:style-name="coverage_empty">
            <text:p>?</text:p>
          </table:table-cell>
          <table:table-cell table:style-name="coverage_empty">
            <text:p>?</text:p>
          </table:table-cell>
          <table:table-cell table:style-name="coverage_empty">
            <text:p>?</text:p>
          </table:table-cell>
          <table:table-cell table:style-name="coverage_empty">
            <text:p>?</text:p>
          </table:table-cell>
          <table:table-cell table:style-name="coverage_empty">
            <text:p>?</text:p>
          </table:table-cell>
          <table:table-cell table:style-name="coverage_empty">
            <text:p>?</text:p>
          </table:table-cell>
          <table:table-cell table:style-name="coverage_empty">
            <text:p>?</text:p>
          </table:table-cell>
          <table:table-cell table:style-name="coverage_empty">
            <text:p>?</text:p>
          </table:table-cell>
          <table:table-cell table:style-name="coverage_empty">
            <text:p>?</text:p>
          </table:table-cell>
          <table:table-cell table:style-name="coverage_empty">
            <text:p>?</text:p>
          </table:table-cell>
          <table:table-cell table:style-name="coverage_empty">
            <text:p>?</text:p>
          </table:table-cell>
          <table:table-cell table:style-name="coverage_empty">
            <text:p>?</text:p>
          </table:table-cell>
          <table:table-cell table:style-name="coverage_empty">
            <text:p>?</text:p>
          </table:table-cell>
        </table:table-row>
        <table:table-row>
          <table:table-cell table:style-name="gray">
            <text:p>MPW-SPWS-2023-2024</text:p>
          </table:table-cell>
          <table:table-cell table:style-name="coverage_empty">
            <text:p>?</text:p>
          </table:table-cell>
          <table:table-cell table:style-name="coverage_empty">
            <text:p>?</text:p>
          </table:table-cell>
          <table:table-cell table:style-name="coverage_empty">
            <text:p>?</text:p>
          </table:table-cell>
          <table:table-cell table:style-name="coverage_empty">
            <text:p>?</text:p>
          </table:table-cell>
          <table:table-cell table:style-name="coverage_empty">
            <text:p>?</text:p>
          </table:table-cell>
          <table:table-cell table:style-name="coverage_empty">
            <text:p>?</text:p>
          </table:table-cell>
          <table:table-cell table:style-name="coverage_empty">
            <text:p>?</text:p>
          </table:table-cell>
          <table:table-cell table:style-name="coverage_empty">
            <text:p>?</text:p>
          </table:table-cell>
          <table:table-cell table:style-name="coverage_empty">
            <text:p>?</text:p>
          </table:table-cell>
          <table:table-cell table:style-name="coverage_empty">
            <text:p>?</text:p>
          </table:table-cell>
          <table:table-cell table:style-name="coverage_empty">
            <text:p>?</text:p>
          </table:table-cell>
          <table:table-cell table:style-name="coverage_empty">
            <text:p>?</text:p>
          </table:table-cell>
          <table:table-cell table:style-name="coverage_empty">
            <text:p>?</text:p>
          </table:table-cell>
          <table:table-cell table:style-name="coverage_empty">
            <text:p>?</text:p>
          </table:table-cell>
          <table:table-cell table:style-name="coverage_empty">
            <text:p>?</text:p>
          </table:table-cell>
          <table:table-cell table:style-name="coverage_empty">
            <text:p>?</text:p>
          </table:table-cell>
          <table:table-cell table:style-name="coverage_empty">
            <text:p>?</text:p>
          </table:table-cell>
          <table:table-cell table:style-name="coverage_empty">
            <text:p>?</text:p>
          </table:table-cell>
          <table:table-cell table:style-name="coverage_empty">
            <text:p>?</text:p>
          </table:table-cell>
          <table:table-cell table:style-name="coverage_empty">
            <text:p>?</text:p>
          </table:table-cell>
          <table:table-cell table:style-name="coverage_empty">
            <text:p>?</text:p>
          </table:table-cell>
          <table:table-cell table:style-name="coverage_empty">
            <text:p>?</text:p>
          </table:table-cell>
          <table:table-cell table:style-name="coverage_empty">
            <text:p>?</text:p>
          </table:table-cell>
          <table:table-cell table:style-name="coverage_empty">
            <text:p>?</text:p>
          </table:table-cell>
          <table:table-cell table:style-name="coverage_empty">
            <text:p>?</text:p>
          </table:table-cell>
          <table:table-cell table:style-name="coverage_empty">
            <text:p>?</text:p>
          </table:table-cell>
          <table:table-cell table:style-name="coverage_empty">
            <text:p>?</text:p>
          </table:table-cell>
          <table:table-cell table:style-name="coverage_empty">
            <text:p>?</text:p>
          </table:table-cell>
          <table:table-cell table:style-name="coverage_empty">
            <text:p>?</text:p>
          </table:table-cell>
          <table:table-cell table:style-name="coverage_empty">
            <text:p>?</text:p>
          </table:table-cell>
        </table:table-row>
        <table:table-row>
          <table:table-cell table:style-name="gray">
            <text:p>PP1-SPWS-2025-2026</text:p>
          </table:table-cell>
          <table:table-cell table:style-name="coverage_empty">
            <text:p>?</text:p>
          </table:table-cell>
          <table:table-cell table:style-name="coverage_empty">
            <text:p>?</text:p>
          </table:table-cell>
          <table:table-cell table:style-name="coverage_empty">
            <text:p>?</text:p>
          </table:table-cell>
          <table:table-cell table:style-name="coverage_empty">
            <text:p>?</text:p>
          </table:table-cell>
          <table:table-cell table:style-name="coverage_empty">
            <text:p>?</text:p>
          </table:table-cell>
          <table:table-cell table:style-name="coverage_empty">
            <text:p>?</text:p>
          </table:table-cell>
          <table:table-cell table:style-name="coverage_empty">
            <text:p>?</text:p>
          </table:table-cell>
          <table:table-cell table:style-name="coverage_empty">
            <text:p>?</text:p>
          </table:table-cell>
          <table:table-cell table:style-name="coverage_empty">
            <text:p>?</text:p>
          </table:table-cell>
          <table:table-cell table:style-name="coverage_empty">
            <text:p>?</text:p>
          </table:table-cell>
          <table:table-cell table:style-name="coverage_empty">
            <text:p>?</text:p>
          </table:table-cell>
          <table:table-cell table:style-name="coverage_empty">
            <text:p>?</text:p>
          </table:table-cell>
          <table:table-cell table:style-name="coverage_empty">
            <text:p>?</text:p>
          </table:table-cell>
          <table:table-cell table:style-name="coverage_empty">
            <text:p>?</text:p>
          </table:table-cell>
          <table:table-cell table:style-name="coverage_empty">
            <text:p>?</text:p>
          </table:table-cell>
          <table:table-cell table:style-name="coverage_empty">
            <text:p>?</text:p>
          </table:table-cell>
          <table:table-cell table:style-name="coverage_empty">
            <text:p>?</text:p>
          </table:table-cell>
          <table:table-cell table:style-name="coverage_empty">
            <text:p>?</text:p>
          </table:table-cell>
          <table:table-cell table:style-name="coverage_empty">
            <text:p>?</text:p>
          </table:table-cell>
          <table:table-cell table:style-name="coverage_empty">
            <text:p>?</text:p>
          </table:table-cell>
          <table:table-cell table:style-name="coverage_empty">
            <text:p>?</text:p>
          </table:table-cell>
          <table:table-cell table:style-name="coverage_empty">
            <text:p>?</text:p>
          </table:table-cell>
          <table:table-cell table:style-name="coverage_empty">
            <text:p>?</text:p>
          </table:table-cell>
          <table:table-cell table:style-name="coverage_empty">
            <text:p>?</text:p>
          </table:table-cell>
          <table:table-cell table:style-name="coverage_empty">
            <text:p>?</text:p>
          </table:table-cell>
          <table:table-cell table:style-name="coverage_empty">
            <text:p>?</text:p>
          </table:table-cell>
          <table:table-cell table:style-name="coverage_empty">
            <text:p>?</text:p>
          </table:table-cell>
          <table:table-cell table:style-name="coverage_empty">
            <text:p>?</text:p>
          </table:table-cell>
          <table:table-cell table:style-name="coverage_empty">
            <text:p>?</text:p>
          </table:table-cell>
          <table:table-cell table:style-name="coverage_empty">
            <text:p>?</text:p>
          </table:table-cell>
        </table:table-row>
        <table:table-row>
          <table:table-cell table:style-name="gray">
            <text:p>PP2-SPWS-2025-2026</text:p>
          </table:table-cell>
          <table:table-cell table:style-name="coverage_empty">
            <text:p>?</text:p>
          </table:table-cell>
          <table:table-cell table:style-name="coverage_empty">
            <text:p>?</text:p>
          </table:table-cell>
          <table:table-cell table:style-name="coverage_empty">
            <text:p>?</text:p>
          </table:table-cell>
          <table:table-cell table:style-name="coverage_empty">
            <text:p>?</text:p>
          </table:table-cell>
          <table:table-cell table:style-name="coverage_empty">
            <text:p>?</text:p>
          </table:table-cell>
          <table:table-cell table:style-name="coverage_empty">
            <text:p>?</text:p>
          </table:table-cell>
          <table:table-cell table:style-name="coverage_empty">
            <text:p>?</text:p>
          </table:table-cell>
          <table:table-cell table:style-name="coverage_empty">
            <text:p>?</text:p>
          </table:table-cell>
          <table:table-cell table:style-name="coverage_empty">
            <text:p>?</text:p>
          </table:table-cell>
          <table:table-cell table:style-name="coverage_empty">
            <text:p>?</text:p>
          </table:table-cell>
          <table:table-cell table:style-name="coverage_empty">
            <text:p>?</text:p>
          </table:table-cell>
          <table:table-cell table:style-name="coverage_empty">
            <text:p>?</text:p>
          </table:table-cell>
          <table:table-cell table:style-name="coverage_empty">
            <text:p>?</text:p>
          </table:table-cell>
          <table:table-cell table:style-name="coverage_empty">
            <text:p>?</text:p>
          </table:table-cell>
          <table:table-cell table:style-name="coverage_empty">
            <text:p>?</text:p>
          </table:table-cell>
          <table:table-cell table:style-name="coverage_empty">
            <text:p>?</text:p>
          </table:table-cell>
          <table:table-cell table:style-name="coverage_empty">
            <text:p>?</text:p>
          </table:table-cell>
          <table:table-cell table:style-name="coverage_empty">
            <text:p>?</text:p>
          </table:table-cell>
          <table:table-cell table:style-name="coverage_empty">
            <text:p>?</text:p>
          </table:table-cell>
          <table:table-cell table:style-name="coverage_empty">
            <text:p>?</text:p>
          </table:table-cell>
          <table:table-cell table:style-name="coverage_empty">
            <text:p>?</text:p>
          </table:table-cell>
          <table:table-cell table:style-name="coverage_empty">
            <text:p>?</text:p>
          </table:table-cell>
          <table:table-cell table:style-name="coverage_empty">
            <text:p>?</text:p>
          </table:table-cell>
          <table:table-cell table:style-name="coverage_empty">
            <text:p>?</text:p>
          </table:table-cell>
          <table:table-cell table:style-name="coverage_empty">
            <text:p>?</text:p>
          </table:table-cell>
          <table:table-cell table:style-name="coverage_empty">
            <text:p>?</text:p>
          </table:table-cell>
          <table:table-cell table:style-name="coverage_empty">
            <text:p>?</text:p>
          </table:table-cell>
          <table:table-cell table:style-name="coverage_empty">
            <text:p>?</text:p>
          </table:table-cell>
          <table:table-cell table:style-name="coverage_empty">
            <text:p>?</text:p>
          </table:table-cell>
          <table:table-cell table:style-name="coverage_empty">
            <text:p>?</text:p>
          </table:table-cell>
        </table:table-row>
        <table:table-row>
          <table:table-cell table:style-name="gray">
            <text:p>PEW1-SPWS-2025-2026</text:p>
          </table:table-cell>
          <table:table-cell table:style-name="coverage_empty">
            <text:p>?</text:p>
          </table:table-cell>
          <table:table-cell table:style-name="coverage_empty">
            <text:p>?</text:p>
          </table:table-cell>
          <table:table-cell table:style-name="coverage_empty">
            <text:p>?</text:p>
          </table:table-cell>
          <table:table-cell table:style-name="coverage_empty">
            <text:p>?</text:p>
          </table:table-cell>
          <table:table-cell table:style-name="coverage_empty">
            <text:p>?</text:p>
          </table:table-cell>
          <table:table-cell table:style-name="coverage_empty">
            <text:p>?</text:p>
          </table:table-cell>
          <table:table-cell table:style-name="coverage_empty">
            <text:p>?</text:p>
          </table:table-cell>
          <table:table-cell table:style-name="coverage_empty">
            <text:p>?</text:p>
          </table:table-cell>
          <table:table-cell table:style-name="coverage_empty">
            <text:p>?</text:p>
          </table:table-cell>
          <table:table-cell table:style-name="coverage_empty">
            <text:p>?</text:p>
          </table:table-cell>
          <table:table-cell table:style-name="coverage_empty">
            <text:p>?</text:p>
          </table:table-cell>
          <table:table-cell table:style-name="coverage_empty">
            <text:p>?</text:p>
          </table:table-cell>
          <table:table-cell table:style-name="coverage_empty">
            <text:p>?</text:p>
          </table:table-cell>
          <table:table-cell table:style-name="coverage_empty">
            <text:p>?</text:p>
          </table:table-cell>
          <table:table-cell table:style-name="coverage_empty">
            <text:p>?</text:p>
          </table:table-cell>
          <table:table-cell table:style-name="coverage_empty">
            <text:p>?</text:p>
          </table:table-cell>
          <table:table-cell table:style-name="coverage_empty">
            <text:p>?</text:p>
          </table:table-cell>
          <table:table-cell table:style-name="coverage_empty">
            <text:p>?</text:p>
          </table:table-cell>
          <table:table-cell table:style-name="coverage_empty">
            <text:p>?</text:p>
          </table:table-cell>
          <table:table-cell table:style-name="coverage_empty">
            <text:p>?</text:p>
          </table:table-cell>
          <table:table-cell table:style-name="coverage_empty">
            <text:p>?</text:p>
          </table:table-cell>
          <table:table-cell table:style-name="coverage_empty">
            <text:p>?</text:p>
          </table:table-cell>
          <table:table-cell table:style-name="coverage_empty">
            <text:p>?</text:p>
          </table:table-cell>
          <table:table-cell table:style-name="coverage_empty">
            <text:p>?</text:p>
          </table:table-cell>
          <table:table-cell table:style-name="coverage_empty">
            <text:p>?</text:p>
          </table:table-cell>
          <table:table-cell table:style-name="coverage_empty">
            <text:p>?</text:p>
          </table:table-cell>
          <table:table-cell table:style-name="coverage_empty">
            <text:p>?</text:p>
          </table:table-cell>
          <table:table-cell table:style-name="coverage_empty">
            <text:p>?</text:p>
          </table:table-cell>
          <table:table-cell table:style-name="coverage_empty">
            <text:p>?</text:p>
          </table:table-cell>
          <table:table-cell table:style-name="coverage_empty">
            <text:p>?</text:p>
          </table:table-cell>
        </table:table-row>
      </table:table>
      <table:database-ranges>
        <table:database-range table:name="__filter_Seasons_0" table:target-range-address="Seasons.A1:Seasons.K4" table:display-filter-buttons="true"/>
        <table:database-range table:name="__filter_Fencers_1" table:target-range-address="Fencers.A6:Fencers.I11" table:display-filter-buttons="true"/>
        <table:database-range table:name="__filter_Events_2" table:target-range-address="Events.A1:Events.O11" table:display-filter-buttons="true"/>
        <table:database-range table:name="__filter_Tournaments_3" table:target-range-address="Tournaments.A1:Tournaments.O6" table:display-filter-buttons="true"/>
        <table:database-range table:name="__filter_Coverage_4" table:target-range-address="Coverage.A1:Coverage.AE11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of="urn:oasis:names:tc:opendocument:xmlns:of:1.2" xmlns:config="urn:oasis:names:tc:opendocument:xmlns:config:1.0" xmlns:ooo="http://openoffice.org/2004/office" xmlns:manifest="urn:oasis:names:tc:opendocument:xmlns:manifest:1.0" office:version="1.2">
  <office:styles/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of="urn:oasis:names:tc:opendocument:xmlns:of:1.2" xmlns:config="urn:oasis:names:tc:opendocument:xmlns:config:1.0" xmlns:ooo="http://openoffice.org/2004/office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